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2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1100" calcext:value-type="float">
            <text:p>11100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9600" calcext:value-type="float">
            <text:p>9600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41" calcext:value-type="float">
            <text:p>0,41</text:p>
          </table:table-cell>
          <table:table-cell office:value-type="float" office:value="0.49" calcext:value-type="float">
            <text:p>0,49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2" office:value-type="float" office:value="23313920" calcext:value-type="float">
            <text:p>2331392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Vaihto-omaisuus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755000" calcext:value-type="float">
            <text:p>755000</text:p>
          </table:table-cell>
          <table:table-cell office:value-type="float" office:value="632200" calcext:value-type="float">
            <text:p>6322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64900" calcext:value-type="float">
            <text:p>64900</text:p>
          </table:table-cell>
          <table:table-cell office:value-type="float" office:value="69000" calcext:value-type="float">
            <text:p>690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690100" calcext:value-type="float">
            <text:p>690100</text:p>
          </table:table-cell>
          <table:table-cell office:value-type="float" office:value="563200" calcext:value-type="float">
            <text:p>5632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755000" calcext:value-type="float">
            <text:p>755000</text:p>
          </table:table-cell>
          <table:table-cell office:value-type="float" office:value="632200" calcext:value-type="float">
            <text:p>6322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21:41.1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3S</meta:editing-duration>
    <meta:editing-cycles>3</meta:editing-cycles>
    <meta:generator>LibreOffice/5.4.2.2$Windows_X86_64 LibreOffice_project/22b09f6418e8c2d508a9eaf86b2399209b0990f4</meta:generator>
    <dc:date>2017-11-22T12:21:52.285000000</dc:date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